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12.67354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Кол-в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19 <text:s/>Колбаса Докторская Особая ТМ Особый рецепт, ВЕС <text:s/>ПОКОМ, кг</text:p>
          </table:table-cell>
          <table:table-cell office:value-type="float" office:value="300" table:style-name="ce4">
            <text:p>30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58 <text:s/>Колбаса Докторская Особая ТМ Особый рецепт, <text:s/>0,5кг, ПОКОМ, шт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30 <text:s/>Колбаса Молочная Особая ТМ Особый рецепт, п/а, ВЕС. ПОКОМ, кг</text:p>
          </table:table-cell>
          <table:table-cell office:value-type="float" office:value="60" table:style-name="ce4">
            <text:p>6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01 <text:s/>Ветчина Нежная ТМ Особый рецепт, (2,5кг), ПОКОМ, кг</text:p>
          </table:table-cell>
          <table:table-cell office:value-type="float" office:value="500" table:style-name="ce4">
            <text:p>50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43 <text:s/>Ветчина Нежная ТМ Особый рецепт, п/а, 0,4кг <text:s text:c="3"/>ПОКОМ, шт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35 <text:s/>Колбаса Особая ТМ Особый рецепт, ВЕС, ТМ Стародворье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5">
            <text:p><text:s/>068 <text:s/>Колбаса Особая ТМ Особый рецепт, 0,5 кг, ПОКОМ, шт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05 <text:s/>Колбаса Докторская ГОСТ, Вязанка вектор,ВЕС. ПОКОМ, кг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3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30" table:style-name="ce4">
            <text:p>3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23 <text:s/>Колбаса Докторская ГОСТ, Вязанка вектор, 0,4 кг, ПОКОМ, шт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02 <text:s text:c="2"/>Колб. Молоч. стародворская, Вязанка вектор, ВЕС. ПОКОМ, кг</text:p>
          </table:table-cell>
          <table:table-cell office:value-type="float" office:value="50" table:style-name="ce4">
            <text:p>5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25 <text:s/>Колбаса Молочная стародворская, Вязанка вектор 0,5 кг,ПОКОМ, шт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01 <text:s text:c="2"/>Ветчина Столичная Вязанка, вектор, ВЕС.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20 <text:s/>Ветчина Столичная Вязанка, вектор 0.5кг, ПОКОМ, шт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04 <text:s text:c="2"/>Колбаса Вязанка со шпиком, вектор ВЕС,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22 <text:s/>Колбаса Вязанка со шпиком, вектор 0,5кг, ПОКОМ, шт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37 <text:s/>Колбаса Русская по-стародворски, ВЕС. <text:s/>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20 <text:s/>Колбаса Докторская по-стародворски, амифлекс, ВЕС, <text:s text:c="2"/>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59 <text:s/>Колбаса Докторская по-стародворски <text:s/>0.5 кг, ПОКОМ, шт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22 <text:s/>Колбаса Докторская стародворская, ВЕС, ВсхЗв <text:s text:c="2"/>ПОКОМ, кг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00 <text:s/>Ветчина Дугушка ТМ Стародворье, вектор в/у <text:s text:c="3"/>ПОКОМ, кг</text:p>
          </table:table-cell>
          <table:table-cell office:value-type="float" office:value="120" table:style-name="ce4">
            <text:p>12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17 <text:s/>Колбаса Докторская Дугушка, ВЕС, НЕ ГОСТ, ТМ Стародворье ПОКОМ, кг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34 <text:s/>Колбаса Нежная, п/а, ВЕС, ТМ КОЛБАСНЫЙ СТАНДАРТ ВсхЗв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03 <text:s text:c="2"/>Колбаса Вязанка с индейкой, вектор ВЕС, 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40 <text:s/>Колбаса Салями охотничья, ВЕС. ПОКОМ, кг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013 <text:s/>Сардельки Вязанка Стародворские NDX, ВЕС. <text:s/>ПОКОМ, кг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47 <text:s/>Сардельки Нежные, ВЕС. <text:s/>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16 <text:s/>Сосиски Вязанка Молочные, Вязанка вискофан <text:s/>ВЕС.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3" table:visibility="filter">
          <table:table-cell office:value-type="string" table:style-name="ce3">
            <text:p><text:s/>238 <text:s/>Колбаса Салями Баварушка зернистая, оболочка фиброуз, ВЕС, ТС Баварушка <text:s/>ПОКОМ, кг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3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40" table:style-name="ce4">
            <text:p>40</text:p>
          </table:table-cell>
          <table:table-cell table:number-columns-repeated="16382"/>
        </table:table-row>
        <table:table-row table:style-name="ro3" table:visibility="filter">
          <table:table-cell office:value-type="string" table:style-name="ce3">
            <text:p><text:s/>211 <text:s/>Колбаса Баварушка с душистым чесноком, ВЕС, фиброуз в/у, ТМ Стародворье 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65 <text:s/>Колбаса Балыкбургская, ВЕС, ТМ Баварушка <text:s/>ПОКОМ, кг</text:p>
          </table:table-cell>
          <table:table-cell office:value-type="float" office:value="40" table:style-name="ce4">
            <text:p>4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43 <text:s/>Колбаса Сервелат Зернистый, ВЕС. <text:s/>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44 <text:s/>Колбаса Сервелат Кремлевский, ВЕС. ПОКОМ, кг</text:p>
          </table:table-cell>
          <table:table-cell office:value-type="float" office:value="30" table:style-name="ce4">
            <text:p>3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70 <text:s/>Колбаса Сервелат Филейный ТМ Особый Рецепт, ВЕС. 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71 <text:s/>Колбаса Сервелат Левантский ТМ Особый Рецепт, ВЕС. ПОКОМ, кг</text:p>
          </table:table-cell>
          <table:table-cell office:value-type="float" office:value="50" table:style-name="ce4">
            <text:p>5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51 <text:s/>Сосиски Баварские, ВЕС. <text:s/>ПОКОМ, кг</text:p>
          </table:table-cell>
          <table:table-cell office:value-type="float" office:value="40" table:style-name="ce4">
            <text:p>4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57 <text:s/>Сосиски Молочные оригинальные ТМ Особый рецепт, ВЕС. <text:s text:c="2"/>ПОКОМ, кг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3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50" table:style-name="ce4">
            <text:p>5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53 <text:s/>Сосиски Ганноверские <text:s text:c="2"/>ПОКОМ, кг</text:p>
          </table:table-cell>
          <table:table-cell office:value-type="float" office:value="400" table:style-name="ce4">
            <text:p>40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017 <text:s/>Сосиски Вязанка Сливочные, Вязанка амицел ВЕС.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63 <text:s/>Шпикачки Стародворские, ВЕС. <text:s/>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12 <text:s/>Колбаса Сервелат Столичный, Вязанка фиброуз в/у, 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40" table:style-name="ce4">
            <text:p>4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50 <text:s/>Сардельки стародворские с говядиной в обол. NDX, ВЕС. ПОКОМ, кг</text:p>
          </table:table-cell>
          <table:table-cell table:style-name="ce4"/>
          <table:table-cell table:number-columns-repeated="16382"/>
        </table:table-row>
        <table:table-row table:style-name="ro3" table:visibility="filter">
          <table:table-cell office:value-type="string" table:style-name="ce6">
            <text:p><text:s/>226 <text:s/>Колбаса Княжеская, с/к белков.обол в термоусад. пакете, ВЕС, ТМ Стародворье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4">
            <text:p>Ветчина Вязанка с индейкой вес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4">
            <text:p><text:s/>213 <text:s/>Колбаса в/к Сервелат Рижский, ВЕС.,ТМ КОЛБАСНЫЙ СТАНДАРТ 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Ветчина Балыкбургская Баварушка</text:p>
          </table:table-cell>
          <table:table-cell office:value-type="float" office:value="45" table:style-name="ce1">
            <text:p>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float" office:value="2313" table:formula="of:=SUBTOTAL(9;[.B2:.B54])" table:style-name="ce1">
            <text:p>2313</text:p>
          </table:table-cell>
          <table:table-cell table:number-columns-repeated="16382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Лист1.A1:Лист1.B53" table:name="__Anonymous_Sheet_DB__1" table:display-filter-buttons="true">
          <table:filter>
            <table:filter-condition table:field-number="1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2-20T08:40:48Z</dc:date>
    <meta:print-date>2024-01-16T09:29:42Z</meta:print-date>
    <meta:editing-cycles>72</meta:editing-cycles>
    <meta:editing-duration>PT83620S</meta:editing-duration>
  </office:meta>
</office:document-meta>
</file>